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4EE8AD864DC3EC97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59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1cm" fo:min-width="0.599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0.10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1cm" fo:min-width="0.3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line-height="0.4cm"/>
    </style:style>
    <style:style style:name="P4" style:family="paragraph">
      <loext:graphic-properties draw:fill="none" draw:fill-color="#ffffff"/>
      <style:paragraph-properties fo:line-height="0.4cm"/>
      <style:text-properties fo:color="#ff6600" fo:font-size="18pt" fo:font-weight="normal" fo:background-color="transparent" style:font-size-asian="18pt" style:font-weight-asian="bold" style:font-size-complex="18pt" style:font-weight-complex="bold"/>
    </style:style>
    <style:style style:name="P5" style:family="paragraph">
      <loext:graphic-properties draw:fill-color="#dd4814"/>
      <style:paragraph-properties fo:text-align="center"/>
    </style:style>
    <style:style style:name="T1" style:family="text">
      <style:text-properties fo:color="#ff6600" fo:font-size="18pt" fo:font-weight="normal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18.999cm" svg:height="6.345cm" svg:x="1.13cm" svg:y="11.7cm">
          <draw:image xlink:href="Pictures/10000201000003E80000014EE8AD864DC3EC97FE.png" xlink:type="simple" xlink:show="embed" xlink:actuate="onLoad">
            <text:p/>
          </draw:image>
        </draw:frame>
        <draw:g>
          <draw:custom-shape draw:style-name="gr2" draw:text-style-name="P2" draw:layer="layout" svg:width="0.4cm" svg:height="0.8cm" svg:x="10.446cm" svg:y="15.9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99cm" svg:height="1.051cm" svg:x="10.101cm" svg:y="15.949cm">
            <draw:text-box>
              <text:p text:style-name="P3"><text:span text:style-name="T1">ㅋ</text:span></text:p>
              <text:p text:style-name="P3"><text:span text:style-name="T1">ㄹ</text:span></text:p>
            </draw:text-box>
          </draw:frame>
        </draw:g>
        <draw:g>
          <draw:custom-shape draw:style-name="gr4" draw:text-style-name="P2" draw:layer="layout" svg:width="1cm" svg:height="0.6cm" svg:x="9.26cm" svg:y="15.5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099cm" svg:height="0.651cm" svg:x="9.361cm" svg:y="15.649cm">
            <draw:text-box>
              <text:p text:style-name="P3"><text:span text:style-name="T1">ㄼ</text:span></text:p>
            </draw:text-box>
          </draw:frame>
          <draw:custom-shape draw:style-name="gr6" draw:text-style-name="P5" draw:layer="layout" svg:width="0.3cm" svg:height="0.4cm" svg:x="9.26cm" svg:y="15.6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2" draw:text-style-name="P2" draw:layer="layout" svg:width="0.4cm" svg:height="0.8cm" svg:x="9.446cm" svg:y="13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99cm" svg:height="1.051cm" svg:x="9.101cm" svg:y="13.349cm">
            <draw:text-box>
              <text:p text:style-name="P3"><text:span text:style-name="T1">ㄲ</text:span></text:p>
              <text:p text:style-name="P3"><text:span text:style-name="T1">ㄱ</text:span></text:p>
            </draw:text-box>
          </draw:frame>
        </draw:g>
        <draw:g>
          <draw:custom-shape draw:style-name="gr2" draw:text-style-name="P2" draw:layer="layout" svg:width="0.4cm" svg:height="0.8cm" svg:x="10.745cm" svg:y="13.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99cm" svg:height="1.051cm" svg:x="10.4cm" svg:y="13.419cm">
            <draw:text-box>
              <text:p text:style-name="P3"><text:span text:style-name="T1">ㅆ</text:span></text:p>
              <text:p text:style-name="P3"><text:span text:style-name="T1">ㅅ</text:span></text:p>
            </draw:text-box>
          </draw:frame>
        </draw:g>
        <draw:g>
          <draw:custom-shape draw:style-name="gr2" draw:text-style-name="P2" draw:layer="layout" svg:width="0.4cm" svg:height="0.8cm" svg:x="15.246cm" svg:y="14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99cm" svg:height="1.051cm" svg:x="14.901cm" svg:y="14.619cm">
            <draw:text-box>
              <text:p text:style-name="P3"><text:span text:style-name="T1">ㅊ</text:span></text:p>
              <text:p text:style-name="P3"><text:span text:style-name="T1">ㅈ</text:span></text:p>
            </draw:text-box>
          </draw:frame>
        </draw:g>
        <draw:g>
          <draw:custom-shape draw:style-name="gr4" draw:text-style-name="P2" draw:layer="layout" svg:width="1cm" svg:height="0.6cm" svg:x="11.1cm" svg:y="14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099cm" svg:height="0.651cm" svg:x="11.201cm" svg:y="14.419cm">
            <draw:text-box>
              <text:p text:style-name="P3"><text:span text:style-name="T1">ㅄ</text:span></text:p>
            </draw:text-box>
          </draw:frame>
          <draw:custom-shape draw:style-name="gr6" draw:text-style-name="P5" draw:layer="layout" svg:width="0.3cm" svg:height="0.4cm" svg:x="11.1cm" svg:y="14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2" draw:layer="layout" svg:width="1cm" svg:height="0.6cm" svg:x="12.3cm" svg:y="14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099cm" svg:height="0.651cm" svg:x="12.401cm" svg:y="14.419cm">
            <draw:text-box>
              <text:p text:style-name="P3"><text:span text:style-name="T1">ㄺ</text:span></text:p>
            </draw:text-box>
          </draw:frame>
          <draw:custom-shape draw:style-name="gr6" draw:text-style-name="P5" draw:layer="layout" svg:width="0.3cm" svg:height="0.4cm" svg:x="12.3cm" svg:y="14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2" draw:layer="layout" svg:width="1cm" svg:height="0.6cm" svg:x="13.6cm" svg:y="14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0.841cm" svg:height="0.651cm" svg:x="13.701cm" svg:y="14.419cm">
            <draw:text-box>
              <text:p text:style-name="P3"><text:span text:style-name="T1"><text:s/></text:span><text:span text:style-name="T1">;</text:span></text:p>
            </draw:text-box>
          </draw:frame>
          <draw:custom-shape draw:style-name="gr6" draw:text-style-name="P5" draw:layer="layout" svg:width="0.3cm" svg:height="0.4cm" svg:x="13.6cm" svg:y="14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2" draw:text-style-name="P2" draw:layer="layout" svg:width="0.4cm" svg:height="0.8cm" svg:x="9.145cm" svg:y="15.9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99cm" svg:height="1.051cm" svg:x="8.8cm" svg:y="15.949cm">
            <draw:text-box>
              <text:p text:style-name="P3"><text:span text:style-name="T1">ㅍ</text:span></text:p>
              <text:p text:style-name="P3"><text:span text:style-name="T1">ㅂ</text:span></text:p>
            </draw:text-box>
          </draw:frame>
        </draw:g>
        <draw:g>
          <draw:custom-shape draw:style-name="gr4" draw:text-style-name="P2" draw:layer="layout" svg:width="1cm" svg:height="0.6cm" svg:x="11.8cm" svg:y="15.5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099cm" svg:height="0.651cm" svg:x="11.901cm" svg:y="15.649cm">
            <draw:text-box>
              <text:p text:style-name="P3"><text:span text:style-name="T1">ㄻ</text:span></text:p>
            </draw:text-box>
          </draw:frame>
          <draw:custom-shape draw:style-name="gr6" draw:text-style-name="P5" draw:layer="layout" svg:width="0.3cm" svg:height="0.4cm" svg:x="11.8cm" svg:y="15.6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2" draw:text-style-name="P2" draw:layer="layout" svg:width="0.4cm" svg:height="0.8cm" svg:x="11.646cm" svg:y="15.9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99cm" svg:height="1.051cm" svg:x="11.301cm" svg:y="15.949cm">
            <draw:text-box>
              <text:p text:style-name="P3"><text:span text:style-name="T1">ㄷ</text:span></text:p>
              <text:p text:style-name="P3"><text:span text:style-name="T1">ㅁ</text:span></text:p>
            </draw:text-box>
          </draw:frame>
        </draw:g>
        <draw:g>
          <draw:custom-shape draw:style-name="gr4" draw:text-style-name="P2" draw:layer="layout" svg:width="1cm" svg:height="0.6cm" svg:x="12.13cm" svg:y="12.98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099cm" svg:height="0.651cm" svg:x="12.231cm" svg:y="13.104cm">
            <draw:text-box>
              <text:p text:style-name="P3"><text:span text:style-name="T1">ㅀ</text:span></text:p>
            </draw:text-box>
          </draw:frame>
          <draw:custom-shape draw:style-name="gr6" draw:text-style-name="P5" draw:layer="layout" svg:width="0.3cm" svg:height="0.4cm" svg:x="12.13cm" svg:y="13.08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2" draw:text-style-name="P2" draw:layer="layout" svg:width="0.4cm" svg:height="0.8cm" svg:x="12.045cm" svg:y="13.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99cm" svg:height="1.051cm" svg:x="11.7cm" svg:y="13.419cm">
            <draw:text-box>
              <text:p text:style-name="P3"><text:span text:style-name="T1">ㅎ</text:span></text:p>
              <text:p text:style-name="P3"><text:span text:style-name="T1">ㅇ</text:span></text:p>
            </draw:text-box>
          </draw:frame>
        </draw:g>
        <draw:g>
          <draw:custom-shape draw:style-name="gr4" draw:text-style-name="P2" draw:layer="layout" svg:width="1cm" svg:height="0.6cm" svg:x="9.9cm" svg:y="14.26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099cm" svg:height="0.651cm" svg:x="10.001cm" svg:y="14.379cm">
            <draw:text-box>
              <text:p text:style-name="P3"><text:span text:style-name="T1">ㄶ</text:span></text:p>
            </draw:text-box>
          </draw:frame>
          <draw:custom-shape draw:style-name="gr6" draw:text-style-name="P5" draw:layer="layout" svg:width="0.3cm" svg:height="0.4cm" svg:x="9.9cm" svg:y="14.3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2" draw:text-style-name="P2" draw:layer="layout" svg:width="0.4cm" svg:height="0.8cm" svg:x="9.745cm" svg:y="14.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99cm" svg:height="1.051cm" svg:x="9.4cm" svg:y="14.719cm">
            <draw:text-box>
              <text:p text:style-name="P3"><text:span text:style-name="T1">ㅌ</text:span></text:p>
              <text:p text:style-name="P3"><text:span text:style-name="T1">ㄴ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02:06:05.041196484</meta:creation-date>
    <dc:date>2019-04-23T22:09:11.843645173</dc:date>
    <meta:editing-duration>PT10M35S</meta:editing-duration>
    <meta:editing-cycles>2</meta:editing-cycles>
    <meta:generator>LibreOffice/5.1.6.2$Linux_X86_64 LibreOffice_project/10m0$Build-2</meta:generator>
    <meta:document-statistic meta:object-count="53"/>
  </office:meta>
</office:document-meta>
</file>